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2" style:font-size-asian="40pt" style:font-style-asian="normal" style:font-weight-asian="normal" style:font-name-complex="CMU Sans Serif" style:font-size-complex="40pt" style:font-style-complex="normal" style:font-weight-complex="normal"/>
    </style:style>
    <style:style style:name="T3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30pt" fo:letter-spacing="normal" fo:language="de" fo:country="DE" fo:font-style="normal" style:text-underline-style="none" fo:font-weight="normal" fo:background-color="transparent" style:font-name-asian="CMU Sans Serif2" style:font-size-asian="30pt" style:font-style-asian="normal" style:font-weight-asian="normal" style:font-name-complex="CMU Sans Serif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g draw:name="Gruppieren 42">
          <draw:custom-shape draw:name="Rechteck 17" draw:style-name="gr1" draw:text-style-name="P2" draw:layer="layout" svg:width="2.539cm" svg:height="2.539cm" svg:x="5.232cm" svg:y="3.467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8" draw:style-name="gr2" draw:text-style-name="P4" draw:layer="layout" svg:width="1.396cm" svg:height="1.942cm" svg:x="5.803cm" svg:y="3.823cm">
            <text:p text:style-name="P3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0" draw:style-name="gr3" draw:text-style-name="P6" draw:layer="layout" svg:width="1.726cm" svg:height="0.841cm" svg:x="6.251cm" svg:y="2.648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21" draw:style-name="gr4" draw:text-style-name="P2" draw:layer="layout" svg:width="2.539cm" svg:height="2.539cm" svg:x="0.944cm" svg:y="3.467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22" draw:style-name="gr5" draw:text-style-name="P4" draw:layer="layout" svg:width="1.333cm" svg:height="1.942cm" svg:x="1.516cm" svg:y="3.746cm">
            <text:p text:style-name="P3"><text:span text:style-name="T2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23" draw:style-name="gr6" draw:text-style-name="P7" draw:layer="layout" svg:width="1.747cm" svg:height="0.001cm" svg:x="3.484cm" svg:y="4.73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uppieren 43">
          <draw:custom-shape draw:name="Rechteck: abgerundete Ecken 3" draw:style-name="gr4" draw:text-style-name="P2" draw:layer="layout" svg:width="2.539cm" svg:height="2.539cm" svg:x="13.402cm" svg:y="4.742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" draw:style-name="gr7" draw:text-style-name="P4" draw:layer="layout" svg:width="1.333cm" svg:height="1.942cm" svg:x="14.05cm" svg:y="4.929cm">
            <text:p text:style-name="P3"><text:span text:style-name="T2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" draw:style-name="gr1" draw:text-style-name="P2" draw:layer="layout" svg:width="2.539cm" svg:height="2.539cm" svg:x="17.736cm" svg:y="3.58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" draw:text-style-name="P4" draw:layer="layout" svg:width="1.396cm" svg:height="1.942cm" svg:x="18.308cm" svg:y="3.945cm">
            <text:p text:style-name="P3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0" draw:style-name="gr6" draw:text-style-name="P7" draw:layer="layout" svg:width="1.793cm" svg:height="1.153cm" svg:x="15.942cm" svg:y="4.8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hteck: abgerundete Ecken 9" draw:style-name="gr4" draw:text-style-name="P2" draw:layer="layout" svg:width="2.539cm" svg:height="2.539cm" svg:x="13.433cm" svg:y="1.978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13" draw:style-name="gr9" draw:text-style-name="P4" draw:layer="layout" svg:width="1.333cm" svg:height="1.942cm" svg:x="14.005cm" svg:y="2.264cm">
            <text:p text:style-name="P3"><text:span text:style-name="T2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4" draw:style-name="gr6" draw:text-style-name="P7" draw:layer="layout" svg:width="1.762cm" svg:height="1.61cm" svg:x="15.973cm" svg:y="3.2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24" draw:style-name="gr10" draw:text-style-name="P6" draw:layer="layout" svg:width="1.726cm" svg:height="0.841cm" svg:x="18.864cm" svg:y="2.819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5" draw:style-name="gr11" draw:text-style-name="P4" draw:layer="layout" svg:width="29.553cm" svg:height="1.518cm" svg:x="1.841cm" svg:y="0.168cm">
          <text:p text:style-name="P3"><text:span text:style-name="T5"><text:s text:c="2"/></text:span><text:span text:style-name="T5">x &lt;- 1 <text:s text:c="27"/>y &lt;- x <text:s text:c="27"/>y 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>
          <draw:custom-shape draw:name="Rechteck: abgerundete Ecken 26" draw:style-name="gr4" draw:text-style-name="P2" draw:layer="layout" svg:width="2.539cm" svg:height="2.539cm" svg:x="26.015cm" svg:y="4.742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27" draw:style-name="gr12" draw:text-style-name="P4" draw:layer="layout" svg:width="1.333cm" svg:height="1.942cm" svg:x="26.663cm" svg:y="4.929cm">
            <text:p text:style-name="P3"><text:span text:style-name="T2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" draw:style-name="gr1" draw:text-style-name="P2" draw:layer="layout" svg:width="2.539cm" svg:height="2.539cm" svg:x="30.349cm" svg:y="1.977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9" draw:style-name="gr13" draw:text-style-name="P4" draw:layer="layout" svg:width="1.396cm" svg:height="1.942cm" svg:x="30.92cm" svg:y="2.332cm">
            <text:p text:style-name="P3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30" draw:style-name="gr6" draw:text-style-name="P7" draw:layer="layout" svg:width="1.793cm" svg:height="0.001cm" svg:x="28.555cm" svg:y="6.0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: abgerundete Ecken 31" draw:style-name="gr4" draw:text-style-name="P2" draw:layer="layout" svg:width="2.539cm" svg:height="2.539cm" svg:x="26.046cm" svg:y="1.978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32" draw:style-name="gr14" draw:text-style-name="P4" draw:layer="layout" svg:width="1.333cm" svg:height="1.942cm" svg:x="26.618cm" svg:y="2.264cm">
            <text:p text:style-name="P3"><text:span text:style-name="T2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33" draw:style-name="gr6" draw:text-style-name="P7" draw:layer="layout" svg:width="1.762cm" svg:height="0.001cm" svg:x="28.586cm" svg:y="3.2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34" draw:style-name="gr15" draw:text-style-name="P6" draw:layer="layout" svg:width="1.726cm" svg:height="0.841cm" svg:x="31.368cm" svg:y="4.607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" draw:text-style-name="P2" draw:layer="layout" svg:width="2.539cm" svg:height="2.539cm" svg:x="30.349cm" svg:y="4.742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8" draw:style-name="gr16" draw:text-style-name="P4" draw:layer="layout" svg:width="1.396cm" svg:height="1.942cm" svg:x="30.92cm" svg:y="5.097cm">
            <text:p text:style-name="P3"><text:span text:style-name="T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9" draw:style-name="gr17" draw:text-style-name="P6" draw:layer="layout" svg:width="1.726cm" svg:height="0.841cm" svg:x="31.36cm" svg:y="1.129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0" draw:style-name="gr18" draw:text-style-name="P6" draw:layer="layout" svg:width="1.671cm" svg:height="0.841cm" svg:x="31.388cm" svg:y="7.282cm">
            <text:p text:style-name="P5"><text:span text:style-name="T3">0xcd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1.8000001907349pt" style:font-style-asian="normal" style:font-weight-asian="normal" style:font-name-complex="Lohit Devanagari" style:font-family-complex="'Lohit Devanagari'" style:font-family-generic-complex="system" style:font-pitch-complex="variable" style:font-size-complex="11.8000001907349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.39999961853027pt" fo:letter-spacing="normal" fo:font-style="normal" style:text-underline-style="none" fo:font-weight="normal" fo:background-color="transparent" style:font-size-asian="8.39999961853027pt" style:font-style-asian="normal" style:font-weight-asian="normal" style:font-size-complex="8.39999961853027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7.5pt" fo:letter-spacing="normal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7.5pt" fo:letter-spacing="normal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7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4.63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5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5pt" fo:letter-spacing="normal" fo:language="en" fo:country="GB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7.874cm" svg:height="0.425cm" svg:x="2.406cm" svg:y="7.41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11.811cm" svg:height="0.425cm" svg:x="11.594cm" svg:y="7.414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7.874cm" svg:height="0.425cm" svg:x="24.719cm" svg:y="7.41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8</meta:editing-cycles>
    <meta:creation-date>2021-04-11T11:23:04</meta:creation-date>
    <dc:date>2023-10-25T10:29:32.368386171</dc:date>
    <meta:editing-duration>PT2M41S</meta:editing-duration>
    <meta:generator>LibreOffice/7.3.7.2$Linux_X86_64 LibreOffice_project/30$Build-2</meta:generator>
    <meta:document-statistic meta:object-count="53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